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Big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BigElementImpl.setXmlLang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Big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BigElementImpl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Big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MLBigElementImpl.WMLBig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Big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